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Noto Sans Devanagari1" svg:font-family="'Noto Sans Devanagari'"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loext:graphic-properties draw:fill="none"/>
      <style:paragraph-properties fo:margin-left="0cm" fo:margin-right="0cm" fo:text-indent="0cm" style:auto-text-indent="false" fo:background-color="transparent"/>
      <style:text-properties fo:font-size="14pt" style:font-size-asian="14pt" style:font-size-complex="14pt"/>
    </style:style>
    <style:style style:name="P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style:font-size-asian="14pt" style:font-size-complex="14pt"/>
    </style:style>
    <style:style style:name="P3" style:family="paragraph" style:parent-style-name="Standard">
      <loext:graphic-properties draw:fill="none"/>
      <style:paragraph-properties fo:margin-left="0cm" fo:margin-right="0cm" fo:text-indent="0cm" style:auto-text-indent="false" fo:background-color="transparent"/>
      <style:text-properties style:font-name="DejaVu Sans Mono" fo:font-size="20pt" fo:font-weight="bold" style:font-size-asian="20pt" style:font-weight-asian="bold" style:font-size-complex="20pt" style:font-weight-complex="bold"/>
    </style:style>
    <style:style style:name="P4" style:family="paragraph" style:parent-style-name="Standard" style:master-page-name="">
      <loext:graphic-properties draw:fill="none"/>
      <style:paragraph-properties fo:margin-left="0cm" fo:margin-right="0cm" fo:text-indent="0cm" style:auto-text-indent="false" style:page-number="auto" fo:background-color="transparent"/>
      <style:text-properties fo:font-size="14pt"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O leitor deve possuir alguma "sofisticação da ciência da computação", incluindo pelo menos um segundo curso de programação e cursos de estruturas de dados e matemática discreta. O conhecimento de várias linguagens de programação diferentes é útil.</text:p>
      <text:p text:style-name="P1"/>
      <text:p text:style-name="P3">Capítulo 1</text:p>
      <text:p text:style-name="P3"/>
      <text:p text:style-name="P3">Introdução</text:p>
      <text:p text:style-name="P1"/>
      <text:p text:style-name="P2">Linguagens de programação são notações para descrever cálculos para pessoas e máquinas. O mundo como o conhecemos depende de linguagens de programação, porque todo o software rodando em todos os computadores foi escrito em alguma linguagem de programação.</text:p>
      <text:p text:style-name="P2"><text:s/>Os sistemas de software que fazem essa tradução são chamados de compiladores.</text:p>
      <text:p text:style-name="P2"><text:s/>Este livro é sobre como projetar e implementar compiladores. Vamos descobrir que algumas ideias básicas podem ser usadas para construir tradutores para uma grande variedade de linguagens e máquinas. Além dos compiladores, os princípios e técnicas para o projeto do compilador são aplicáveis ​​a tantos outros domínios que provavelmente serão reutilizados muitas vezes na carreira de um cientista da computação. O estudo da escrita do compilador aborda linguagens de programação, arquitetura de máquina, teoria da linguagem, algoritmos e engenharia de software.</text:p>
      <text:p text:style-name="P2"><text:s/>Neste capítulo preliminar, apresentamos as diferentes formas de tradutores de linguagem de programação, oferecemos uma visão geral de alto nível da estrutura de um compilador típico e discutimos as tendências em linguagens de programação e arquitetura de máquina que estão moldando os compiladores. Incluímos algumas observações sobre a relação entre o projeto de compiladores e a teoria da ciência da computação e um esboço das aplicações da tecnologia de compiladores que vão além da compilação. Terminamos com um breve esboço dos principais conceitos da linguagem de programação que serão necessários para nosso estudo de compiladores.</text:p>
      <text:p text:style-name="P2"/>
      <text:p text:style-name="P2">1.1 Language Processors</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Noto Sans Devanagari1" svg:font-family="'Noto Sans Devanagari'"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DejaVu Serif" fo:font-size="12pt" fo:language="pt" fo:country="B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erif" fo:font-size="12pt" fo:language="pt" fo:country="B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9-21T13:49:20.521322631</meta:creation-date>
    <dc:date>2020-09-21T13:55:30.755062188</dc:date>
    <meta:editing-duration>PT6M18S</meta:editing-duration>
    <meta:editing-cycles>1</meta:editing-cycles>
    <meta:document-statistic meta:table-count="0" meta:image-count="0" meta:object-count="0" meta:page-count="1" meta:paragraph-count="8" meta:word-count="269" meta:character-count="1823" meta:non-whitespace-character-count="1557"/>
    <meta:generator>LibreOffice/7.0.1.2$Linux_X86_64 LibreOffice_project/88a63c56098013eb4038e11ebe7c8c0daab09aa8</meta:generator>
  </office:meta>
</office:document-meta>
</file>